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[.$A2]" style:apply-style-name="Footnote" style:base-cell-address="Sheet1.B2"/>
      <style:map style:condition="is-true-formula(ISNA(MATCH([.B2];[.$A$2:.$A$41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41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number-columns-repeated="7"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AUTH_START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IDLE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IDL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AUTH_START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NO_CABLE_NO_TA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NO_CABLE_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NO_CABLE_UNLOCKED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PLU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PLUG</text:p>
          </table:table-cell>
          <table:table-cell table:style-name="ce2"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_CAB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NO_PLUG</text:p>
          </table:table-cell>
          <table:table-cell table:style-name="ce2" office:value-type="string" calcext:value-type="string">
            <text:p>TRANSACTION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5" table:style-name="ce2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AUTH_STOP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office:value-type="string" calcext:value-type="string">
            <text:p>SET_UNAVAIL_SCHEDULED_FLAG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CHECK_UNLOCK_ON_EV_DISC</text:p>
          </table:table-cell>
          <table:table-cell table:style-name="ce2" office:value-type="string" calcext:value-type="string">
            <text:p>###</text:p>
          </table:table-cell>
          <table:table-cell table:number-columns-repeated="2" table:style-name="ce2" office:value-type="string" calcext:value-type="string">
            <text:p>FINISHING_UNLOCKED</text:p>
          </table:table-cell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CHECK_STOP_TXN_INVALID_TAG</text:p>
          </table:table-cell>
          <table:table-cell table:style-name="ce2" office:value-type="string" calcext:value-type="string">
            <text:p>FINISHING_NO_SAME_TAG</text:p>
          </table:table-cell>
          <table:table-cell table:number-columns-repeated="2" table:style-name="ce2" office:value-type="string" calcext:value-type="string">
            <text:p>###</text:p>
          </table:table-cell>
          <table:table-cell office:value-type="string" calcext:value-type="string">
            <text:p>SET_UNAVAIL_SCHEDULED_FLAG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style-name="ce2" office:value-type="string" calcext:value-type="string">
            <text:p>AUTH_START</text:p>
          </table:table-cell>
          <table:table-cell table:number-columns-repeated="7"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AUTH_START_NO_CABLE</text:p>
          </table:table-cell>
          <table:table-cell table:number-columns-repeated="7"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NO_TAG</text:p>
          </table:table-cell>
          <table:table-cell table:number-columns-repeated="2"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office:value-type="string" calcext:value-type="string">
            <text:p>SET_UNAVAIL_SCHEDULED_FLAG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IDLE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NO_CABLE_LOCKED</text:p>
          </table:table-cell>
          <table:table-cell table:style-name="ce2" office:value-type="string" calcext:value-type="string">
            <text:p>###</text:p>
          </table:table-cell>
          <table:table-cell table:style-name="ce2" office:value-type="string" calcext:value-type="string">
            <text:p>FINISHING_UNLOCKED</text:p>
          </table:table-cell>
          <table:table-cell table:number-columns-repeated="6" table:style-name="ce2" office:value-type="string" calcext:value-type="string">
            <text:p>###</text:p>
          </table:table-cell>
          <table:table-cell office:value-type="string" calcext:value-type="string">
            <text:p>SET_UNAVAIL_SCHEDULED_FLAG</text:p>
          </table:table-cell>
          <table:table-cell office:value-type="string" calcext:value-type="string">
            <text:p>##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2" table:style-name="ce2" office:value-type="string" calcext:value-type="string">
            <text:p>###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IDL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M18">
            <calcext:condition calcext:apply-style-name="Footnote" calcext:value="=[.$A2]" calcext:base-cell-address="Sheet1.B2"/>
            <calcext:condition calcext:apply-style-name="Bad" calcext:value="formula-is(ISNA(MATCH([.B2];[.$A$2:.$A$41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21T15:02:12.151644936</dc:date>
    <meta:editing-duration>PT13H58M7S</meta:editing-duration>
    <meta:editing-cycles>12</meta:editing-cycles>
    <meta:generator>LibreOffice/7.3.4.2$Linux_X86_64 LibreOffice_project/30$Build-2</meta:generator>
    <meta:document-statistic meta:table-count="1" meta:cell-count="463" meta:object-count="0"/>
  </office:meta>
</office:document-meta>
</file>